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3" table:number-columns-repeated="8" table:default-cell-style-name="Default"/>
        <table:table-row table:style-name="ro2">
          <table:table-cell office:value-type="string">
            <text:p>Jmeno</text:p>
          </table:table-cell>
          <table:table-cell office:value-type="string">
            <text:p>typ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</table:table-row>
        <table:table-row table:style-name="ro2">
          <table:table-cell office:value-type="string">
            <text:p>Pán Prstenů</text:p>
          </table:table-cell>
          <table:table-cell office:value-type="string">
            <text:p>originál</text:p>
          </table:table-cell>
          <table:table-cell office:value-type="string">
            <text:p>Pán Prstenů : Společenstvo prstenu</text:p>
          </table:table-cell>
          <table:table-cell office:value-type="string">
            <text:p>Elijah Wood</text:p>
          </table:table-cell>
          <table:table-cell office:value-type="string">
            <text:p>Pán Prstenů : Dvě věže</text:p>
          </table:table-cell>
          <table:table-cell office:value-type="string">
            <text:p>Ian McKellen</text:p>
          </table:table-cell>
          <table:table-cell office:value-type="string">
            <text:p>Pán Prstenů : Návrat krále</text:p>
          </table:table-cell>
          <table:table-cell office:value-type="string">
            <text:p>Viggo Mortensen</text:p>
          </table:table-cell>
        </table:table-row>
        <table:table-row table:style-name="ro2">
          <table:table-cell office:value-type="string">
            <text:p>Tropa de Elite</text:p>
          </table:table-cell>
          <table:table-cell office:value-type="string">
            <text:p>časopis</text:p>
          </table:table-cell>
          <table:table-cell office:value-type="string">
            <text:p>Tropa de Elite I</text:p>
          </table:table-cell>
          <table:table-cell/>
          <table:table-cell office:value-type="string">
            <text:p>Tropa de Elite II</text:p>
          </table:table-cell>
          <table:table-cell table:number-columns-repeated="3"/>
        </table:table-row>
        <table:table-row table:style-name="ro3">
          <table:table-cell office:value-type="string">
            <text:p>Dovolená v Karibiku</text:p>
          </table:table-cell>
          <table:table-cell office:value-type="string">
            <text:p>domácí</text:p>
          </table:table-cell>
          <table:table-cell office:value-type="string">
            <text:p>Výlet na lodi</text:p>
          </table:table-cell>
          <table:table-cell/>
          <table:table-cell office:value-type="string">
            <text:p>4 hodiny ve výtahu</text:p>
          </table:table-cell>
          <table:table-cell office:value-type="string">
            <text:p>Já</text:p>
          </table:table-cell>
          <table:table-cell office:value-type="string">
            <text:p>Potápění</text:p>
          </table:table-cell>
          <table:table-cell/>
        </table:table-row>
        <table:table-row table:style-name="ro3">
          <table:table-cell office:value-type="string">
            <text:p>Simpsonovi</text:p>
          </table:table-cell>
          <table:table-cell office:value-type="string">
            <text:p>kopie</text:p>
          </table:table-cell>
          <table:table-cell office:value-type="string">
            <text:p>Simpsonovi série 20</text:p>
          </table:table-cell>
          <table:table-cell/>
          <table:table-cell office:value-type="string">
            <text:p>Simpsonovi ve filmu</text:p>
          </table:table-cell>
          <table:table-cell office:value-type="string">
            <text:p>Homer Simpson</text:p>
          </table:table-cell>
          <table:table-cell office:value-type="string">
            <text:p>Simpsonovi série 21</text:p>
          </table:table-cell>
          <table:table-cell/>
        </table:table-row>
        <table:table-row table:style-name="ro2">
          <table:table-cell office:value-type="string">
            <text:p>Vetrelec</text:p>
          </table:table-cell>
          <table:table-cell office:value-type="string">
            <text:p>ORIGINÁL</text:p>
          </table:table-cell>
          <table:table-cell office:value-type="string">
            <text:p>Vetrelec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2">
          <table:table-cell office:value-type="string">
            <text:p>Matrix</text:p>
          </table:table-cell>
          <table:table-cell office:value-type="string">
            <text:p>oRIGINÁL</text:p>
          </table:table-cell>
          <table:table-cell office:value-type="string">
            <text:p>Matrix</text:p>
          </table:table-cell>
          <table:table-cell/>
          <table:table-cell office:value-type="string">
            <text:p>Matrix 2</text:p>
          </table:table-cell>
          <table:table-cell/>
          <table:table-cell office:value-type="string">
            <text:p>Matrix 3</text:p>
          </table:table-cell>
          <table:table-cell/>
        </table:table-row>
        <table:table-row table:style-name="ro3">
          <table:table-cell office:value-type="string">
            <text:p>Test</text:p>
          </table:table-cell>
          <table:table-cell table:number-columns-repeated="2" office:value-type="string">
            <text:p>Chyba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alsi chyba</text:p>
          </table:table-cell>
          <table:table-cell office:value-type="string">
            <text:p>Dalsi chyba</text:p>
          </table:table-cell>
          <table:table-cell table:number-columns-repeated="5"/>
        </table:table-row>
      </table:table>
      <table:table table:name="List2" table:style-name="ta1" table:print="false">
        <table:table-column table:style-name="co2" table:number-columns-repeated="8" table:default-cell-style-name="Default"/>
        <table:table-row table:style-name="ro3">
          <table:table-cell office:value-type="string">
            <text:p>Jmeno</text:p>
          </table:table-cell>
          <table:table-cell office:value-type="string">
            <text:p>typ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</table:table-row>
        <table:table-row table:style-name="ro3">
          <table:table-cell office:value-type="string">
            <text:p>Kmotr trilogie</text:p>
          </table:table-cell>
          <table:table-cell office:value-type="string">
            <text:p>originál</text:p>
          </table:table-cell>
          <table:table-cell office:value-type="string">
            <text:p>Kmotr I</text:p>
          </table:table-cell>
          <table:table-cell office:value-type="string">
            <text:p>Marlon Brando</text:p>
          </table:table-cell>
          <table:table-cell office:value-type="string">
            <text:p>Kmotr II</text:p>
          </table:table-cell>
          <table:table-cell office:value-type="string">
            <text:p>Al Pacino</text:p>
          </table:table-cell>
          <table:table-cell office:value-type="string">
            <text:p>Kmotr III</text:p>
          </table:table-cell>
          <table:table-cell office:value-type="string">
            <text:p>Al Pacino</text:p>
          </table:table-cell>
        </table:table-row>
        <table:table-row table:style-name="ro2">
          <table:table-cell office:value-type="string">
            <text:p>Californication</text:p>
          </table:table-cell>
          <table:table-cell office:value-type="string">
            <text:p>kopie</text:p>
          </table:table-cell>
          <table:table-cell office:value-type="string">
            <text:p>Californication s01</text:p>
          </table:table-cell>
          <table:table-cell table:number-columns-repeated="2"/>
          <table:table-cell office:value-type="string">
            <text:p>David Duchovny</text:p>
          </table:table-cell>
          <table:table-cell table:number-columns-repeated="2"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3.06.2011</text:date>, <text:time>13:59:2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uba </meta:initial-creator>
    <meta:creation-date>2011-06-22T19:42:03.07</meta:creation-date>
    <dc:date>2011-06-23T13:59:23</dc:date>
    <dc:creator>Radek Jirovský</dc:creator>
    <meta:editing-duration>PT34M57S</meta:editing-duration>
    <meta:editing-cycles>6</meta:editing-cycles>
    <meta:generator>OpenOffice.org/3.3$Linux OpenOffice.org_project/330m20$Build-9567</meta:generator>
    <meta:document-statistic meta:table-count="3" meta:cell-count="65" meta:object-count="0"/>
  </office:meta>
</office:document-meta>
</file>